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7fca"/>
    </style:style>
    <style:style style:name="P2" style:family="paragraph" style:parent-style-name="Heading_20_1">
      <style:text-properties fo:font-size="14pt" officeooo:paragraph-rsid="001a7fca" style:font-size-asian="14pt" style:font-size-complex="14pt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style:font-name="Liberation Serif" fo:font-size="14pt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size="20pt" style:font-size-asian="20pt"/>
    </style:style>
    <style:style style:name="T3" style:family="text">
      <style:text-properties fo:color="#00007c" loext:opacity="100%" fo:font-size="18pt" style:font-size-asian="18pt"/>
    </style:style>
    <style:style style:name="T4" style:family="text">
      <style:text-properties fo:color="#00007c" loext:opacity="100%"/>
    </style:style>
    <style:style style:name="T5" style:family="text">
      <style:text-properties style:font-name="Calibri" fo:font-size="24pt" style:font-size-asian="24pt"/>
    </style:style>
    <style:style style:name="T6" style:family="text">
      <style:text-properties style:font-name="Calibri" fo:font-size="20pt" style:font-size-asian="20pt"/>
    </style:style>
    <style:style style:name="T7" style:family="text">
      <style:text-properties style:font-name="Calibri" fo:font-size="18pt" style:font-size-asian="18pt"/>
    </style:style>
    <style:style style:name="T8" style:family="text">
      <style:text-properties fo:color="#9999cc" loext:opacity="100%" fo:font-size="14pt" style:font-size-asian="14pt"/>
    </style:style>
    <style:style style:name="T9" style:family="text">
      <style:text-properties fo:color="#9999cc" loext:opacity="100%"/>
    </style:style>
    <style:style style:name="T10" style:family="text">
      <style:text-properties fo:color="#656599" loext:opacity="100%" style:text-line-through-style="none" style:text-line-through-type="none" style:font-name="Calibri" fo:font-size="10.5pt" style:text-underline-style="none" style:font-size-asian="10.5pt"/>
    </style:style>
    <style:style style:name="T11" style:family="text">
      <style:text-properties fo:font-size="24pt" style:font-size-asian="24pt"/>
    </style:style>
    <style:style style:name="T12" style:family="text">
      <style:text-properties officeooo:rsid="001a7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Title">Requisitos de verificación de servicios Web</text:p>
      <text:p text:style-name="P3"/>
      <text:h text:style-name="P1" text:outline-level="1">Los servicios utilizados por la aplicación (sean REST o SOAP) deben cumplir los siguientes requisitos:</text:h>
      <text:h text:style-name="P2" text:outline-level="1"><text:span text:style-name="T9"/></text:h>
      <text:p text:style-name="P5"><text:span text:style-name="T9"></text:span>Autenticación adecuada, gestión de sesión y autorización de todos los servicios web</text:p>
      <text:p text:style-name="P4"><text:span text:style-name="T9"></text:span>Validación de entrada de datos de todos los parámetros que transiten de zonas de menor a mayor confianza</text:p>
      <text:p text:style-name="P4"><text:span text:style-name="T9"></text:span>Interoperabilidad básica de la capa de servicios web SOAP para promover el uso de la API.</text:p>
      <text:p text:style-name="P4">Puede<text:span text:style-name="T12">s </text:span>comprobarse los requisitos técnicos específicos de todos los módulos en:</text:p>
      <text:p text:style-name="P4"><text:a xlink:type="simple" xlink:href="https://owasp.org/www-pdf-archive/Estándar_de_Verificación_de_Seguridad_en_Aplicaciones_3.0.1.pdf" text:style-name="Internet_20_link" text:visited-style-name="Visited_20_Internet_20_Link">https://owasp.org/www-pdf-archive/Est%C3%A1ndar_de_Verificaci%C3%B3n_de_Seguridad_en_Aplicaciones_3.0.1.pdf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7:44:00</meta:creation-date>
    <dc:title>Puesta en producción segura</dc:title>
    <meta:initial-creator>JOSÉ ROLDÁN GÓMEZ</meta:initial-creator>
    <dc:date>2022-05-10T19:59:56.444000000</dc:date>
    <meta:editing-duration>PT19S</meta:editing-duration>
    <meta:editing-cycles>1</meta:editing-cycles>
    <meta:document-statistic meta:table-count="0" meta:image-count="0" meta:object-count="0" meta:page-count="1" meta:paragraph-count="7" meta:word-count="82" meta:character-count="610" meta:non-whitespace-character-count="538"/>
    <meta:generator>LibreOffice/7.1.6.2$Windows_X86_64 LibreOffice_project/0e133318fcee89abacd6a7d077e292f1145735c3</meta:generator>
  </office:meta>
</office:document-meta>
</file>